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ent Gaither and Matt Kachlik</text:p>
      <text:p text:style-name="Standard"/>
      <text:p text:style-name="Standard">1. There is a mutation in both alleles. Allele A has a mutation at codon 359, the nucleotide changes from a G to an A. Allele B has a mutation at codon 1652, the nucleotide changes from a G to an A. <text:s/></text:p>
      <text:p text:style-name="Standard">2. There is a mutation in allele B at amino acid 551, the amino acid changes from a D to a G. Allele A had a mutation in the nucleotide but it was a silent mutation. </text:p>
      <text:p text:style-name="Standard">3. Mary has mutations in each of her alleles however only one of the mutations causes a different amino acid. This means allele B is what is causing the CF. Since there is a new amino acid in allele B the protein is not able to function correctly. This mutation must cause a change in how the protein is created and is the reason she is a CF carrier.</text:p>
      <text:p text:style-name="Standard">4. Tom has a mutation at 1521 changing a C to a T and deletion from 1522-1524 in allele A. The mutation at 1521 does not change the amino acid. The deletion does not allow for the creation of F at <text:s/>amino acid 510. This makes Tom a carrier for CF. With both parents being carriers the probability of the couple having a child with CF would be ¼.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t Gaither</meta:initial-creator>
    <meta:creation-date>2015-01-13T10:56:26</meta:creation-date>
    <dc:date>2015-01-13T11:22:29</dc:date>
    <dc:creator>Brent Gaither</dc:creator>
    <meta:editing-duration>PT26M3S</meta:editing-duration>
    <meta:editing-cycles>15</meta:editing-cycles>
    <meta:generator>OpenOffice.org/3.4$Unix OpenOffice.org_project/340m1$Build-9590</meta:generator>
    <meta:document-statistic meta:table-count="0" meta:image-count="0" meta:object-count="0" meta:page-count="1" meta:paragraph-count="6" meta:word-count="222" meta:character-count="1091"/>
  </office:meta>
</office:document-meta>
</file>